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4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280.66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64.46pt"/>
    </style:style>
    <style:style style:name="ro1" style:family="table-row">
      <style:table-row-properties style:row-height="60.01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Project_20_Planner">
      <style:table-properties table:display="true" style:writing-mode="lr-tb" tableooo:tab-color="#735773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name-complex="Corbel" style:font-size-complex="42pt" style:font-style-complex="normal" style:font-weight-complex="bold"/>
    </style:style>
    <style:style style:name="ce3" style:family="table-cell" style:parent-style-name="Default">
      <style:table-cell-properties fo:border-bottom="0.74pt solid #735773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a416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5" style:family="table-cell" style:parent-style-name="Default">
      <style:table-cell-properties fo:border-bottom="0.74pt solid #000000" fo:background-color="#f85e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8" style:family="table-cell" style:parent-style-name="Default">
      <style:table-cell-properties fo:border-bottom="0.74pt solid #000000" fo:background-color="#2183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0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5" style:family="table-cell" style:parent-style-name="Default">
      <style:table-cell-properties fo:border-bottom="0.74pt solid #000000" fo:background-color="#ffb56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9b8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7" style:family="table-cell" style:parent-style-name="Default">
      <style:table-cell-properties fo:border-bottom="0.74pt solid #000000" fo:background-color="#ffd29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c9b8c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9" style:family="table-cell" style:parent-style-name="Default">
      <style:table-cell-properties fo:border-bottom="0.74pt solid #000000" fo:background-color="#ff6b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bc4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1" style:family="table-cell" style:parent-style-name="Default">
      <style:table-cell-properties fo:background-color="#8f2d5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73d2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d811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35" style:family="table-cell" style:parent-style-name="Default">
      <style:table-cell-properties fo:border-bottom="none" fo:background-color="#8f2d5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2183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73d2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bc4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40" style:family="table-cell" style:parent-style-name="Default">
      <style:table-cell-properties fo:border-bottom="0.74pt solid #000000" fo:background-color="#f68e5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bc4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43" style:family="table-cell" style:parent-style-name="Default">
      <style:table-cell-properties fo:border-bottom="0.74pt solid #000000" fo:background-color="#d811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column table:style-name="co5" table:number-columns-repeated="999" table:default-cell-style-name="Default"/>
        <table:table-row table:style-name="ro1">
          <table:table-cell/>
          <table:table-cell table:style-name="ce2" office:value-type="string" calcext:value-type="string" table:number-columns-spanned="24" table:number-rows-spanned="1">
            <text:p>Big Open Source Sister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style-name="ce1"/>
          <table:table-cell table:style-name="ce3" office:value-type="string" calcext:value-type="string" table:number-columns-spanned="1" table:number-rows-spanned="2">
            <text:p>ACTIVITY</text:p>
          </table:table-cell>
          <table:table-cell table:style-name="ce8" office:value-type="string" calcext:value-type="string" table:number-columns-spanned="1" table:number-rows-spanned="2">
            <text:p>ACTIVITY</text:p>
          </table:table-cell>
          <table:table-cell table:style-name="ce11" office:value-type="string" calcext:value-type="string" table:number-columns-spanned="20" table:number-rows-spanned="1">
            <text:p>PERIODS (week)</text:p>
          </table:table-cell>
          <table:covered-table-cell table:number-columns-repeated="19"/>
          <table:table-cell table:style-name="ce44" table:number-columns-repeated="2"/>
          <table:table-cell table:number-columns-repeated="999"/>
        </table:table-row>
        <table:table-row table:style-name="ro3">
          <table:table-cell/>
          <table:covered-table-cell table:style-name="ce4"/>
          <table:covered-table-cell table:style-name="ce9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4">
            <text:p>Mentors selection</text:p>
          </table:table-cell>
          <table:table-cell table:style-name="ce7" office:value-type="string" calcext:value-type="string">
            <text:p>Create mentors application form</text:p>
          </table:table-cell>
          <table:table-cell table:style-name="ce13"/>
          <table:table-cell table:style-name="ce19" table:number-columns-repeated="2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Mentors applying period</text:p>
          </table:table-cell>
          <table:table-cell table:style-name="ce14"/>
          <table:table-cell table:style-name="ce13" table:number-columns-repeated="2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Select Mentors</text:p>
          </table:table-cell>
          <table:table-cell table:style-name="ce14" table:number-columns-repeated="3"/>
          <table:table-cell table:style-name="ce13"/>
          <table:table-cell table:style-name="ce14"/>
          <table:table-cell table:style-name="ce26" table:number-columns-repeated="2"/>
          <table:table-cell table:style-name="ce28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mmunicate application results</text:p>
          </table:table-cell>
          <table:table-cell table:style-name="ce14" table:number-columns-repeated="3"/>
          <table:table-cell table:style-name="ce13"/>
          <table:table-cell table:style-name="ce14"/>
          <table:table-cell table:style-name="ce26" table:number-columns-repeated="2"/>
          <table:table-cell table:style-name="ce28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5">
            <text:p>Mentor training</text:p>
          </table:table-cell>
          <table:table-cell table:style-name="ce10" office:value-type="string" calcext:value-type="string">
            <text:p>Prepare mentoring material</text:p>
          </table:table-cell>
          <table:table-cell table:style-name="ce15" table:number-columns-repeated="4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FOSS training</text:p>
          </table:table-cell>
          <table:table-cell table:style-name="ce14" table:number-columns-repeated="3"/>
          <table:table-cell table:style-name="ce22"/>
          <table:table-cell table:style-name="ce15" table:number-columns-repeated="2"/>
          <table:table-cell table:style-name="ce14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BOSS introduction</text:p>
          </table:table-cell>
          <table:table-cell table:style-name="ce14" table:number-columns-repeated="3"/>
          <table:table-cell table:style-name="ce22"/>
          <table:table-cell table:style-name="ce15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One-on-one training</text:p>
          </table:table-cell>
          <table:table-cell table:style-name="ce14" table:number-columns-repeated="3"/>
          <table:table-cell table:style-name="ce22"/>
          <table:table-cell table:style-name="ce14"/>
          <table:table-cell table:style-name="ce15"/>
          <table:table-cell table:style-name="ce14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hatbot framework training</text:p>
          </table:table-cell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15" table:number-columns-repeated="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4">
            <text:p>Participants selection</text:p>
          </table:table-cell>
          <table:table-cell table:style-name="ce7" office:value-type="string" calcext:value-type="string">
            <text:p>Create participans application form</text:p>
          </table:table-cell>
          <table:table-cell table:style-name="ce14" table:number-columns-repeated="3"/>
          <table:table-cell table:style-name="ce22"/>
          <table:table-cell table:style-name="ce25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Participants applying period</text:p>
          </table:table-cell>
          <table:table-cell table:style-name="ce14" table:number-columns-repeated="3"/>
          <table:table-cell table:style-name="ce22"/>
          <table:table-cell table:style-name="ce14"/>
          <table:table-cell table:style-name="ce25" table:number-columns-repeated="2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Select participant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mmunicate application result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5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 table:number-columns-spanned="1" table:number-rows-spanned="4">
            <text:p>Determine content schedule</text:p>
          </table:table-cell>
          <table:table-cell table:style-name="ce10" office:value-type="string" calcext:value-type="string">
            <text:p>Assign responsible mentors to review and lead the live session </text:p>
          </table:table-cell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7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Review the Program Roadmap</text:p>
          </table:table-cell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7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Review self-assessment questionnaire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7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Weekly mentors planning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7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Introduction to FOS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29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What is Linux and how to install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29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Code versioning with git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/>
          <table:table-cell table:style-name="ce29"/>
          <table:table-cell table:style-name="ce14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Contributing to open repositorie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29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How to make good issues and PR'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Basic chatbot concepts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29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Content</text:p>
          </table:table-cell>
          <table:table-cell table:style-name="ce7" office:value-type="string" calcext:value-type="string">
            <text:p>RASA boilerplate project architecture</text:p>
          </table:table-cell>
          <table:table-cell table:style-name="ce16" table:number-columns-repeated="3"/>
          <table:table-cell table:style-name="ce23"/>
          <table:table-cell table:style-name="ce16" table:number-columns-repeated="3"/>
          <table:table-cell table:style-name="ce23"/>
          <table:table-cell table:style-name="ce16" table:number-columns-repeated="3"/>
          <table:table-cell table:style-name="ce23"/>
          <table:table-cell table:style-name="ce16"/>
          <table:table-cell table:style-name="ce29"/>
          <table:table-cell table:style-name="ce14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RASA action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/>
          <table:table-cell table:style-name="ce29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Python basic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/>
          <table:table-cell table:style-name="ce29"/>
          <table:table-cell table:style-name="ce22"/>
          <table:table-cell table:style-name="ce14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RASA slot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 table:number-columns-repeated="2"/>
          <table:table-cell table:style-name="ce29"/>
          <table:table-cell table:style-name="ce39"/>
          <table:table-cell table:style-name="ce14" table:number-columns-repeated="2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RASA Custom action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 table:number-columns-repeated="2"/>
          <table:table-cell table:style-name="ce29"/>
          <table:table-cell table:style-name="ce39"/>
          <table:table-cell table:style-name="ce14" table:number-columns-repeated="2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Debugging technique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 table:number-columns-repeated="2"/>
          <table:table-cell table:style-name="ce22"/>
          <table:table-cell table:style-name="ce14"/>
          <table:table-cell table:style-name="ce29"/>
          <table:table-cell table:style-name="ce14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7"/>
          <table:table-cell table:style-name="ce7" office:value-type="string" calcext:value-type="string">
            <text:p>Frequent Asked Question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4" table:number-columns-repeated="2"/>
          <table:table-cell table:style-name="ce22"/>
          <table:table-cell table:style-name="ce14" table:number-columns-repeated="2"/>
          <table:table-cell table:style-name="ce29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7">
            <text:p>Mentee's personal development</text:p>
          </table:table-cell>
          <table:table-cell table:style-name="ce10" office:value-type="string" calcext:value-type="string">
            <text:p>Getting to know each other(Mentors and mentees)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30"/>
          <table:table-cell table:style-name="ce17" table:number-columns-repeated="2"/>
          <table:table-cell table:style-name="ce24"/>
          <table:table-cell table:style-name="ce17"/>
          <table:table-cell table:style-name="ce14" table:number-columns-repeated="2"/>
          <table:table-cell table:style-name="ce22"/>
          <table:table-cell table:style-name="ce14" table:number-columns-repeated="3"/>
          <table:table-cell table:style-name="ce42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reate Profile Repository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30"/>
          <table:table-cell table:style-name="ce19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Train git concepts with GitTrainingWall repository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16"/>
          <table:table-cell table:style-name="ce30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reate an initial bot adapting Rasa Boilerplate in a personal fork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30"/>
          <table:table-cell table:style-name="ce17" table:number-columns-repeated="2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Run Rasa Boilerplate's makefile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30"/>
          <table:table-cell table:style-name="ce17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reate an action in their Rasa Boilerplate personal fork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style-name="ce30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reate a custom action integrated with an API in <text:s/>their Rasa Boilerplate personal fork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38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FOSS contribution</text:p>
          </table:table-cell>
          <table:table-cell table:style-name="ce7" office:value-type="string" calcext:value-type="string">
            <text:p>Basic contribution to an open repository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style-name="ce33"/>
          <table:table-cell table:style-name="ce24"/>
          <table:table-cell table:style-name="ce17"/>
          <table:table-cell table:style-name="ce33"/>
          <table:table-cell table:style-name="ce17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ntribution with Rasa Boilerplate repository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33" table:number-columns-repeated="2"/>
          <table:table-cell table:style-name="ce43"/>
          <table:table-cell table:style-name="ce33"/>
          <table:table-cell table:style-name="ce17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Talk like a Boss</text:p>
          </table:table-cell>
          <table:table-cell table:style-name="ce10" office:value-type="string" calcext:value-type="string">
            <text:p>Plan and write script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31"/>
          <table:table-cell table:style-name="ce17"/>
          <table:table-cell table:style-name="ce31"/>
          <table:table-cell table:style-name="ce24"/>
          <table:table-cell table:style-name="ce31"/>
          <table:table-cell table:style-name="ce17"/>
          <table:table-cell table:style-name="ce31"/>
          <table:table-cell table:style-name="ce24"/>
          <table:table-cell table:style-name="ce17"/>
          <table:table-cell table:style-name="ce31"/>
          <table:table-cell table:style-name="ce14"/>
          <table:table-cell table:style-name="ce3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Host interviews 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31"/>
          <table:table-cell table:style-name="ce34"/>
          <table:table-cell table:style-name="ce35"/>
          <table:table-cell table:style-name="ce14"/>
          <table:table-cell table:style-name="ce31"/>
          <table:table-cell table:style-name="ce14"/>
          <table:table-cell table:style-name="ce35"/>
          <table:table-cell table:style-name="ce17" table:number-columns-repeated="2"/>
          <table:table-cell table:style-name="ce31"/>
          <table:table-cell table:style-name="ce24"/>
          <table:table-cell table:style-name="ce31"/>
          <table:table-cell table:style-name="ce14"/>
          <table:table-cell table:number-columns-repeated="999"/>
        </table:table-row>
        <table:table-row table:style-name="ro4">
          <table:table-cell/>
          <table:table-cell table:style-name="ce7" office:value-type="string" calcext:value-type="string">
            <text:p>Mental health week</text:p>
          </table:table-cell>
          <table:table-cell table:style-name="ce7" office:value-type="string" calcext:value-type="string">
            <text:p>Break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40"/>
          <table:table-cell table:style-name="ce17" table:number-columns-repeated="2"/>
          <table:table-cell table:style-name="ce24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Checkpoint</text:p>
          </table:table-cell>
          <table:table-cell table:style-name="ce10" office:value-type="string" calcext:value-type="string">
            <text:p>Mentors-only checkpoint</text:p>
          </table:table-cell>
          <table:table-cell table:style-name="ce18"/>
          <table:table-cell table:style-name="ce19"/>
          <table:table-cell table:style-name="ce18"/>
          <table:table-cell table:style-name="ce21"/>
          <table:table-cell table:style-name="ce18"/>
          <table:table-cell table:style-name="ce19"/>
          <table:table-cell table:style-name="ce18"/>
          <table:table-cell table:style-name="ce21"/>
          <table:table-cell table:style-name="ce18"/>
          <table:table-cell table:style-name="ce19"/>
          <table:table-cell table:style-name="ce18"/>
          <table:table-cell table:style-name="ce21"/>
          <table:table-cell table:style-name="ce18"/>
          <table:table-cell table:style-name="ce19"/>
          <table:table-cell table:style-name="ce18"/>
          <table:table-cell table:style-name="ce21"/>
          <table:table-cell table:style-name="ce19"/>
          <table:table-cell table:style-name="ce18"/>
          <table:table-cell table:style-name="ce41"/>
          <table:table-cell table:style-name="ce36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Mentors and mentees checkpoint</text:p>
          </table:table-cell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/>
          <table:table-cell table:style-name="ce18"/>
          <table:table-cell table:style-name="ce14"/>
          <table:table-cell table:style-name="ce36"/>
          <table:table-cell table:style-name="ce14"/>
          <table:table-cell table:style-name="ce18"/>
          <table:table-cell table:style-name="ce14"/>
          <table:table-cell table:style-name="ce36"/>
          <table:table-cell table:style-name="ce14" table:number-columns-repeated="2"/>
          <table:table-cell table:style-name="ce18"/>
          <table:table-cell table:style-name="ce22"/>
          <table:table-cell table:style-name="ce18"/>
          <table:table-cell table:style-name="ce17"/>
          <table:table-cell table:number-columns-repeated="999"/>
        </table:table-row>
        <table:table-row table:style-name="ro4">
          <table:table-cell/>
          <table:table-cell table:style-name="ce7" office:value-type="string" calcext:value-type="string">
            <text:p>One-on-One</text:p>
          </table:table-cell>
          <table:table-cell table:style-name="ce7" office:value-type="string" calcext:value-type="string">
            <text:p>Weekly meeting with mentees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14" table:number-columns-repeated="2"/>
          <table:table-cell table:style-name="ce22"/>
          <table:table-cell table:style-name="ce32" table:number-columns-repeated="3"/>
          <table:table-cell table:style-name="ce37"/>
          <table:table-cell table:style-name="ce32" table:number-columns-repeated="3"/>
          <table:table-cell table:style-name="ce37"/>
          <table:table-cell table:style-name="ce14"/>
          <table:table-cell table:style-name="ce32" table:number-columns-repeated="2"/>
          <table:table-cell table:style-name="ce37"/>
          <table:table-cell table:style-name="ce32"/>
          <table:table-cell table:style-name="ce17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Mentorship ending</text:p>
          </table:table-cell>
          <table:table-cell table:style-name="ce10" office:value-type="string" calcext:value-type="string">
            <text:p>Discussion between mentors and organizers about positive and negative aspects of this run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45"/>
          <table:table-cell table:number-columns-repeated="999"/>
        </table:table-row>
        <table:table-row table:style-name="ro4">
          <table:table-cell/>
          <table:covered-table-cell/>
          <table:table-cell table:style-name="ce10" office:value-type="string" calcext:value-type="string">
            <text:p>Closing party with mentors and mentees</text:p>
          </table:table-cell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 table:number-columns-repeated="3"/>
          <table:table-cell table:style-name="ce24"/>
          <table:table-cell table:style-name="ce17"/>
          <table:table-cell table:style-name="ce45"/>
          <table:table-cell table:number-columns-repeated="999"/>
        </table:table-row>
        <table:table-row table:style-name="ro6" table:number-rows-repeated="104852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1" calcext:value="formula-is(percentcomplete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2" calcext:value="formula-is(percentcompletebeyond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3" calcext:value="formula-is(actual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4" calcext:value="formula-is(actualbeyond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5" calcext:value="formula-is(plan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6" calcext:value="formula-is(MOD(COLUMN();2)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K11 'Project Planner'.L4:'Project Planner'.L20 'Project Planner'.M4:'Project Planner'.M22 'Project Planner'.N4:'Project Planner'.N23 'Project Planner'.O4:'Project Planner'.O24 'Project Planner'.P4:'Project Planner'.P25 'Project Planner'.Q4:'Project Planner'.Q26 'Project Planner'.R4:'Project Planner'.R27 'Project Planner'.S4:'Project Planner'.S29 'Project Planner'.T4:'Project Planner'.T44 'Project Planner'.U4:'Project Planner'.U31 'Project Planner'.V4:'Project Planner'.V32 'Project Planner'.W4:'Project Planner'.X41 'Project Planner'.Y4:'Project Planner'.Y48 'Project Planner'.D5:'Project Planner'.D7 'Project Planner'.E6:'Project Planner'.F7 'Project Planner'.D9:'Project Planner'.D45 'Project Planner'.E9:'Project Planner'.E50 'Project Planner'.F9:'Project Planner'.F45 'Project Planner'.G9:'Project Planner'.G50 'Project Planner'.I10:'Project Planner'.I10 'Project Planner'.H11:'Project Planner'.H12 'Project Planner'.I12:'Project Planner'.I13 'Project Planner'.J13:'Project Planner'.J13 'Project Planner'.K13:'Project Planner'.K14 'Project Planner'.H14:'Project Planner'.H45 'Project Planner'.I15:'Project Planner'.I50 'Project Planner'.J15:'Project Planner'.J16 'Project Planner'.K17:'Project Planner'.K18 'Project Planner'.J19:'Project Planner'.J45 'Project Planner'.K21:'Project Planner'.K50 'Project Planner'.L23:'Project Planner'.L33 'Project Planner'.M24:'Project Planner'.M34 'Project Planner'.N25:'Project Planner'.N35 'Project Planner'.O26:'Project Planner'.O43 'Project Planner'.P27:'Project Planner'.P36 'Project Planner'.Q28:'Project Planner'.Q37 'Project Planner'.R30:'Project Planner'.R38 'Project Planner'.S32:'Project Planner'.S39 'Project Planner'.U33:'Project Planner'.U41 'Project Planner'.V34:'Project Planner'.V41 'Project Planner'.L35:'Project Planner'.L42 'Project Planner'.M36:'Project Planner'.M43 'Project Planner'.N37:'Project Planner'.N40 'Project Planner'.P38:'Project Planner'.P42 'Project Planner'.Q39:'Project Planner'.Q40 'Project Planner'.R40:'Project Planner'.R42 'Project Planner'.S41:'Project Planner'.S43 'Project Planner'.N42:'Project Planner'.N42 'Project Planner'.Q42:'Project Planner'.Q43 'Project Planner'.V43:'Project Planner'.V43 'Project Planner'.X43:'Project Planner'.X43 'Project Planner'.L44:'Project Planner'.L45 'Project Planner'.N44:'Project Planner'.N45 'Project Planner'.P44:'Project Planner'.P45 'Project Planner'.R44:'Project Planner'.R45 'Project Planner'.U44:'Project Planner'.U45 'Project Planner'.W44:'Project Planner'.W45 'Project Planner'.M45:'Project Planner'.M46 'Project Planner'.O45:'Project Planner'.O46 'Project Planner'.Q45:'Project Planner'.Q46 'Project Planner'.S45:'Project Planner'.S46 'Project Planner'.V45:'Project Planner'.V45 'Project Planner'.X45:'Project Planner'.X46 'Project Planner'.T46:'Project Planner'.T50 'Project Planner'.D47:'Project Planner'.D50 'Project Planner'.F47:'Project Planner'.F50 'Project Planner'.H47:'Project Planner'.H50 'Project Planner'.J47:'Project Planner'.J50 'Project Planner'.L47:'Project Planner'.L47 'Project Planner'.N47:'Project Planner'.N47 'Project Planner'.P47:'Project Planner'.P47 'Project Planner'.R47:'Project Planner'.R47 'Project Planner'.U47:'Project Planner'.U47 'Project Planner'.W47:'Project Planner'.W47 'Project Planner'.L49:'Project Planner'.S50 'Project Planner'.U49:'Project Planner'.X50">
            <calcext:condition calcext:apply-style-name="ConditionalStyle_7" calcext:value="formula-is(MOD(COLUMN();2)=0)" calcext:base-cell-address="'Project Planner'.D5"/>
          </calcext:conditional-format>
        </calcext:conditional-formats>
      </table:table>
      <table:named-expressions>
        <table:named-expression table:name="period_selected" table:base-cell-address="$'Project Planner'.$A$1" table:expression="#REF!"/>
        <table:named-range table:name="TitleRegion..BO60" table:base-cell-address="$'Project Planner'.$A$1" table:cell-range-address="$'Project Planner'.$C$2: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3f3f3f" style:font-name="Corbel" fo:font-family="Corbel" fo:font-size="11pt" style:font-name-asian="Linux Libertine G" style:font-family-asian="'Linux Libertine G'" style:font-family-generic-asian="system" style:font-pitch-asian="variable" style:font-size-asian="11pt" style:font-name-complex="Corbel" style:font-family-complex="Corbe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c9b8c9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6ddb9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transparent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ffffff" fo:border-left="none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2.4pt" fo:margin-bottom="32.4pt" fo:margin-left="36pt" fo:margin-right="36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Planner" style:display-name="PageStyle_Project Plan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6.0.5.2$Linux_X86_64 LibreOffice_project/</meta:generator>
  </office:meta>
</office:document-meta>
</file>